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officeooo:paragraph-rsid="0156ef0f"/>
    </style:style>
    <style:style style:name="P23" style:family="paragraph" style:parent-style-name="Text_20_body">
      <style:text-properties officeooo:rsid="01597fc7" officeooo:paragraph-rsid="01597fc7"/>
    </style:style>
    <style:style style:name="P24" style:family="paragraph" style:parent-style-name="Text_20_body">
      <style:text-properties officeooo:rsid="015acfa2" officeooo:paragraph-rsid="015acfa2"/>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0"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1"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2"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3"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4"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4"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5" style:family="paragraph" style:parent-style-name="Text_20_body" style:list-style-name="L2">
      <style:text-properties officeooo:rsid="01597fc7" officeooo:paragraph-rsid="01597fc7"/>
    </style:style>
    <style:style style:name="P46" style:family="paragraph" style:parent-style-name="Text_20_body">
      <style:text-properties officeooo:rsid="01597fc7" officeooo:paragraph-rsid="01597fc7"/>
    </style:style>
    <style:style style:name="P47" style:family="paragraph" style:parent-style-name="Text_20_body">
      <style:text-properties officeooo:rsid="01597fc7" officeooo:paragraph-rsid="015cdc4b"/>
    </style:style>
    <style:style style:name="P48" style:family="paragraph" style:parent-style-name="Text_20_body" style:list-style-name="L2">
      <style:text-properties officeooo:rsid="015b4c42" officeooo:paragraph-rsid="015b4c4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T24" style:family="text">
      <style:text-properties officeooo:rsid="015cdc4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5"><text:a xlink:type="simple" xlink:href="#__RefHeading___Toc106_2122728801" text:style-name="Index_20_Link" text:visited-style-name="Index_20_Link">Installation<text:tab/>2</text:a></text:p>
          <text:p text:style-name="P25"><text:a xlink:type="simple" xlink:href="#__RefHeading___Toc305_1751241541" text:style-name="Index_20_Link" text:visited-style-name="Index_20_Link">Admin area<text:tab/>3</text:a></text:p>
          <text:p text:style-name="P26"><text:a xlink:type="simple" xlink:href="#__RefHeading___Toc358_4140988544" text:style-name="Index_20_Link" text:visited-style-name="Index_20_Link">About<text:tab/>3</text:a></text:p>
          <text:p text:style-name="P26"><text:a xlink:type="simple" xlink:href="#__RefHeading___Toc360_4140988544" text:style-name="Index_20_Link" text:visited-style-name="Index_20_Link">Background<text:tab/>3</text:a></text:p>
          <text:p text:style-name="P26"><text:a xlink:type="simple" xlink:href="#__RefHeading___Toc362_4140988544" text:style-name="Index_20_Link" text:visited-style-name="Index_20_Link">Logo<text:tab/>3</text:a></text:p>
          <text:p text:style-name="P26"><text:a xlink:type="simple" xlink:href="#__RefHeading___Toc364_4140988544" text:style-name="Index_20_Link" text:visited-style-name="Index_20_Link">Cookie consent<text:tab/>3</text:a></text:p>
          <text:p text:style-name="P26"><text:a xlink:type="simple" xlink:href="#__RefHeading___Toc366_4140988544" text:style-name="Index_20_Link" text:visited-style-name="Index_20_Link">Registration info<text:tab/>3</text:a></text:p>
          <text:p text:style-name="P26"><text:a xlink:type="simple" xlink:href="#__RefHeading___Toc876_4111346200" text:style-name="Index_20_Link" text:visited-style-name="Index_20_Link">ToS<text:tab/>3</text:a></text:p>
          <text:p text:style-name="P26"><text:a xlink:type="simple" xlink:href="#__RefHeading___Toc878_4111346200" text:style-name="Index_20_Link" text:visited-style-name="Index_20_Link">Imprint<text:tab/>4</text:a></text:p>
          <text:p text:style-name="P26"><text:a xlink:type="simple" xlink:href="#__RefHeading___Toc880_4111346200" text:style-name="Index_20_Link" text:visited-style-name="Index_20_Link">Environment<text:tab/>4</text:a></text:p>
          <text:p text:style-name="P26"><text:a xlink:type="simple" xlink:href="#__RefHeading___Toc882_4111346200" text:style-name="Index_20_Link" text:visited-style-name="Index_20_Link">Users<text:tab/>4</text:a></text:p>
          <text:p text:style-name="P26"><text:a xlink:type="simple" xlink:href="#__RefHeading___Toc884_4111346200" text:style-name="Index_20_Link" text:visited-style-name="Index_20_Link">Features<text:tab/>4</text:a></text:p>
          <text:p text:style-name="P26"><text:a xlink:type="simple" xlink:href="#__RefHeading___Toc886_4111346200" text:style-name="Index_20_Link" text:visited-style-name="Index_20_Link">FAQ<text:tab/>4</text:a></text:p>
          <text:p text:style-name="P26"><text:a xlink:type="simple" xlink:href="#__RefHeading___Toc888_4111346200" text:style-name="Index_20_Link" text:visited-style-name="Index_20_Link">Newsletter<text:tab/>4</text:a></text:p>
          <text:p text:style-name="P26"><text:a xlink:type="simple" xlink:href="#__RefHeading___Toc890_4111346200" text:style-name="Index_20_Link" text:visited-style-name="Index_20_Link">Reports<text:tab/>5</text:a></text:p>
          <text:p text:style-name="P26"><text:a xlink:type="simple" xlink:href="#__RefHeading___Toc892_4111346200" text:style-name="Index_20_Link" text:visited-style-name="Index_20_Link">Head Code<text:tab/>5</text:a></text:p>
          <text:p text:style-name="P26"><text:a xlink:type="simple" xlink:href="#__RefHeading___Toc894_4111346200" text:style-name="Index_20_Link" text:visited-style-name="Index_20_Link">Ad Code<text:tab/>5</text:a></text:p>
          <text:p text:style-name="P26"><text:a xlink:type="simple" xlink:href="#__RefHeading___Toc896_4111346200" text:style-name="Index_20_Link" text:visited-style-name="Index_20_Link">Verification<text:tab/>5</text:a></text:p>
          <text:p text:style-name="P25"><text:a xlink:type="simple" xlink:href="#__RefHeading___Toc380_4140988544" text:style-name="Index_20_Link" text:visited-style-name="Index_20_Link">User views<text:tab/>6</text:a></text:p>
          <text:p text:style-name="P26"><text:a xlink:type="simple" xlink:href="#__RefHeading___Toc756_27562372981" text:style-name="Index_20_Link" text:visited-style-name="Index_20_Link">Index page<text:tab/>6</text:a></text:p>
          <text:p text:style-name="P26"><text:a xlink:type="simple" xlink:href="#__RefHeading___Toc898_4111346200" text:style-name="Index_20_Link" text:visited-style-name="Index_20_Link">Profiles<text:tab/>6</text:a></text:p>
          <text:p text:style-name="P26"><text:a xlink:type="simple" xlink:href="#__RefHeading___Toc900_4111346200" text:style-name="Index_20_Link" text:visited-style-name="Index_20_Link">Random<text:tab/>6</text:a></text:p>
          <text:p text:style-name="P26"><text:a xlink:type="simple" xlink:href="#__RefHeading___Toc902_4111346200" text:style-name="Index_20_Link" text:visited-style-name="Index_20_Link">Messages<text:tab/>6</text:a></text:p>
          <text:p text:style-name="P26"><text:a xlink:type="simple" xlink:href="#__RefHeading___Toc904_4111346200" text:style-name="Index_20_Link" text:visited-style-name="Index_20_Link">Notifications<text:tab/>6</text:a></text:p>
          <text:p text:style-name="P26"><text:a xlink:type="simple" xlink:href="#__RefHeading___Toc533_767530210" text:style-name="Index_20_Link" text:visited-style-name="Index_20_Link">Favorites<text:tab/>6</text:a></text:p>
          <text:p text:style-name="P26"><text:a xlink:type="simple" xlink:href="#__RefHeading___Toc906_4111346200" text:style-name="Index_20_Link" text:visited-style-name="Index_20_Link">Settings<text:tab/>7</text:a></text:p>
          <text:p text:style-name="P26"><text:a xlink:type="simple" xlink:href="#__RefHeading___Toc908_4111346200" text:style-name="Index_20_Link" text:visited-style-name="Index_20_Link">Clep<text:tab/>7</text:a></text:p>
        </text:index-body>
      </text:table-of-content>
      <text:p text:style-name="P10"/>
      <text:p text:style-name="P10"/>
      <text:h text:style-name="P29"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2035998374" text:style-name="L1">
        <text:list-item>
          <text:p text:style-name="P44">E-Mail address: Your e-mail address. It will be used to create an admin account for you</text:p>
        </text:list-item>
        <text:list-item>
          <text:p text:style-name="P44">Database name: Name of the database to be used. If it does not exist the system will try to create it</text:p>
        </text:list-item>
        <text:list-item>
          <text:p text:style-name="P44">Database user: User name to login to the database</text:p>
        </text:list-item>
        <text:list-item>
          <text:p text:style-name="P44">Database password: Password to login to the database</text:p>
        </text:list-item>
        <text:list-item>
          <text:p text:style-name="P44">Database host: Hostname or IP address of the database</text:p>
        </text:list-item>
        <text:list-item>
          <text:p text:style-name="P44">Datapase port: Port of the database service</text:p>
        </text:list-item>
        <text:list-item>
          <text:p text:style-name="P44">SMTP Host: Host of the SMTP service. Will be used for e-mailing</text:p>
        </text:list-item>
        <text:list-item>
          <text:p text:style-name="P44">SMTP User: User of the SMTP service</text:p>
        </text:list-item>
        <text:list-item>
          <text:p text:style-name="P44">SMTP Password: The password</text:p>
        </text:list-item>
        <text:list-item>
          <text:p text:style-name="P44">SMTP From address: The address to be used in the e-mail header</text:p>
        </text:list-item>
        <text:list-item>
          <text:p text:style-name="P44">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30"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2"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2"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2"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2"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3"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2" text:outline-level="3"><text:bookmark-start text:name="__RefHeading___Toc876_4111346200"/>ToS<text:bookmark-end text:name="__RefHeading___Toc876_4111346200"/></text:h>
      <text:p text:style-name="P18"/>
      <text:p text:style-name="P19">Here you can specify the terms of service content. HTML is allowed.</text:p>
      <text:h text:style-name="P41"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2"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2" text:outline-level="3"><text:bookmark-start text:name="__RefHeading___Toc882_4111346200"/>Users<text:bookmark-end text:name="__RefHeading___Toc882_4111346200"/></text:h>
      <text:p text:style-name="P18"/>
      <text:p text:style-name="P19">Here you can manage member accounts. Just input a user ID or username into the form and click the button to retrieve the user info. You can then alter the username and e-mail address, perform account password reset, deactivate/activate a user and toggle admin flag. Also you can delete user accounts.</text:p>
      <text:p text:style-name="P19"/>
      <text:h text:style-name="P32"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2"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2"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42" text:outline-level="3"><text:bookmark-start text:name="__RefHeading___Toc890_4111346200"/>Reports<text:bookmark-end text:name="__RefHeading___Toc890_4111346200"/></text:h>
      <text:p text:style-name="P22"/>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4" text:outline-level="3"><text:bookmark-start text:name="__RefHeading___Toc892_4111346200"/>Head Code<text:bookmark-end text:name="__RefHeading___Toc892_4111346200"/></text:h>
      <text:p text:style-name="P22"/>
      <text:p text:style-name="P21">Here you can specify code that shall be inserted in the head-tag of each page.</text:p>
      <text:p text:style-name="P21"/>
      <text:h text:style-name="P34" text:outline-level="3"><text:bookmark-start text:name="__RefHeading___Toc894_4111346200"/>Ad Code<text:bookmark-end text:name="__RefHeading___Toc894_4111346200"/></text:h>
      <text:p text:style-name="P22"/>
      <text:p text:style-name="P21">Here you can specify your ads code which will be used for advertisements.</text:p>
      <text:p text:style-name="P21"/>
      <text:h text:style-name="P34" text:outline-level="3"><text:bookmark-start text:name="__RefHeading___Toc896_4111346200"/>Verification<text:bookmark-end text:name="__RefHeading___Toc896_4111346200"/></text:h>
      <text:p text:style-name="P22"/>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h text:style-name="P31" text:outline-level="2"><text:bookmark-start text:name="__RefHeading___Toc380_4140988544"/>U<text:span text:style-name="T19">ser views</text:span><text:bookmark-end text:name="__RefHeading___Toc380_4140988544"/></text:h>
      <text:p text:style-name="P12"/>
      <text:h text:style-name="P35" text:outline-level="3"><text:bookmark-start text:name="__RefHeading___Toc756_27562372981"/>I<text:span text:style-name="T19">ndex page</text:span><text:bookmark-end text:name="__RefHeading___Toc756_27562372981"/></text:h>
      <text:p text:style-name="P23">Here a dashboard is shown to the user. It informs the user about unread messages, profile verification, pro mode, provides links and shows the last registered members.</text:p>
      <text:p text:style-name="P23"/>
      <text:h text:style-name="P36" text:outline-level="3"><text:bookmark-start text:name="__RefHeading___Toc898_4111346200"/>Profiles<text:bookmark-end text:name="__RefHeading___Toc898_4111346200"/></text:h>
      <text:p text:style-name="P23">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text:p>
      <text:p text:style-name="P23"/>
      <text:h text:style-name="P36" text:outline-level="3"><text:bookmark-start text:name="__RefHeading___Toc900_4111346200"/>Random<text:bookmark-end text:name="__RefHeading___Toc900_4111346200"/></text:h>
      <text:p text:style-name="P23">Here users can view random profiles. It depends on the filter settings in the profile section.</text:p>
      <text:p text:style-name="P23"/>
      <text:h text:style-name="P36" text:outline-level="3"><text:bookmark-start text:name="__RefHeading___Toc902_4111346200"/>Messages<text:bookmark-end text:name="__RefHeading___Toc902_4111346200"/></text:h>
      <text:p text:style-name="P23">Here users can browse their chat list. When clicking on a chat users can then view the chat conversation and reply to the conversation. Exchanging messages is only allowed when both users have liked each other. This way spam can be prevented.</text:p>
      <text:p text:style-name="P23"/>
      <text:h text:style-name="P36" text:outline-level="3"><text:bookmark-start text:name="__RefHeading___Toc904_4111346200"/>Notifications<text:bookmark-end text:name="__RefHeading___Toc904_4111346200"/></text:h>
      <text:p text:style-name="P23">Here users can view their notifications they got on various occasions. Users get notifications about when signed up, when received a like, when got a message and if a user has visited their profile.</text:p>
      <text:p text:style-name="P23"/>
      <text:h text:style-name="P40" text:outline-level="3"><text:bookmark-start text:name="__RefHeading___Toc533_767530210"/>Favorites<text:bookmark-end text:name="__RefHeading___Toc533_767530210"/></text:h>
      <text:p text:style-name="P47">Here users can vi<text:span text:style-name="T24">ew their favorites. They can switch to their favorite user profile or chat.</text:span></text:p>
      <text:p text:style-name="P23"/>
      <text:h text:style-name="P37" text:outline-level="3"/>
      <text:h text:style-name="P43" text:outline-level="3"><text:bookmark-start text:name="__RefHeading___Toc906_4111346200"/>Settings<text:bookmark-end text:name="__RefHeading___Toc906_4111346200"/></text:h>
      <text:p text:style-name="P23">Here users can view the following tabs:</text:p>
      <text:list xml:id="list3321295755" text:style-name="L2">
        <text:list-item>
          <text:p text:style-name="P45">Visitors: Here they can view their visitors. New visitors will be marked as such</text:p>
        </text:list-item>
        <text:list-item>
          <text:p text:style-name="P48">Likes: Here they can view likes they received and given</text:p>
        </text:list-item>
        <text:list-item>
          <text:p text:style-name="P45">Profile: Here users can adjust their profile information and settings</text:p>
        </text:list-item>
        <text:list-item>
          <text:p text:style-name="P45">Photos: Here users can upload an avatar and three additional photos.</text:p>
        </text:list-item>
        <text:list-item>
          <text:p text:style-name="P45">Security: Here users can change their password, e-mail and if an admin they can exclude their profile from geo search</text:p>
        </text:list-item>
        <text:list-item>
          <text:p text:style-name="P45">Notifications: Here they can manage their notification subscriptions</text:p>
        </text:list-item>
        <text:list-item>
          <text:p text:style-name="P45">Ignore List: Here they can manage their ignore list</text:p>
        </text:list-item>
        <text:list-item>
          <text:p text:style-name="P45">Membership: Here they can request profile verification, buy pro mode or delete their account</text:p>
        </text:list-item>
      </text:list>
      <text:h text:style-name="P38" text:outline-level="3"/>
      <text:h text:style-name="P39" text:outline-level="3"><text:bookmark-start text:name="__RefHeading___Toc908_4111346200"/>Clep<text:bookmark-end text:name="__RefHeading___Toc908_4111346200"/></text:h>
      <text:p text:style-name="P24">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5-06T21:05:37.887000000</dc:date>
    <meta:editing-duration>PT15H44M32S</meta:editing-duration>
    <meta:editing-cycles>286</meta:editing-cycles>
    <meta:generator>LibreOffice/7.1.2.2$Windows_X86_64 LibreOffice_project/8a45595d069ef5570103caea1b71cc9d82b2aae4</meta:generator>
    <meta:document-statistic meta:table-count="0" meta:image-count="0" meta:object-count="0" meta:page-count="7" meta:paragraph-count="107" meta:word-count="1132" meta:character-count="6424" meta:non-whitespace-character-count="5415"/>
  </office:meta>
</office:document-meta>
</file>